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502cm" fo:min-width="3.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2" style:family="graphic" style:parent-style-name="standard" style:list-style-name="L1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14" style:family="graphic" style:parent-style-name="objectwithoutfill">
      <style:graphic-properties svg:stroke-color="#111111" draw:marker-end="Arrow" draw:marker-end-width="0.3cm" draw:fill="none" draw:fill-color="#729fcf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margin-left="0cm" fo:margin-right="0cm" fo:text-align="center" fo:text-indent="0cm" style:writing-mode="lr-tb"/>
      <style:text-properties fo:font-size="18pt" style:font-size-asian="18pt" style:font-size-complex="18pt"/>
    </style:style>
    <style:style style:name="P7" style:family="paragraph">
      <loext:graphic-properties draw:fill-color="#729fcf"/>
      <style:paragraph-properties fo:margin-left="0cm" fo:margin-right="0cm" fo:text-align="center" fo:text-indent="0cm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draw:layer="layout" svg:width="4.826cm" svg:height="1.714cm" svg:x="10.668cm" svg:y="8.382cm">
          <text:p text:style-name="P4">Bookab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" draw:id="id1" draw:layer="layout" svg:width="6.35cm" svg:height="2.476cm" svg:x="12.446cm" svg:y="12.954cm">
          <text:p text:style-name="P6"><text:span text:style-name="T1">1.Bookables list</text:span></text:p>
          <text:p text:style-name="P6"><text:span text:style-name="T1">2.select [Checkbox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9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0" draw:text-style-name="P5" draw:layer="layout" svg:width="8.636cm" svg:height="1.27cm" svg:x="10.668cm" svg:y="1.27cm">
          <text:p text:style-name="P4">bookable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1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2" draw:text-style-name="P9" draw:layer="layout" svg:width="8.636cm" svg:height="1.27cm" svg:x="16.256cm" svg:y="18.288cm">
          <text:p text:style-name="P8"><text:span text:style-name="T2">bookable.json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5.24cm" svg:y1="2.54cm" svg:x2="13.208cm" svg:y2="8.382cm">
          <text:p/>
        </draw:line>
        <draw:line draw:style-name="gr14" draw:text-style-name="P1" draw:layer="layout" svg:x1="13.462cm" svg:y1="10.096cm" svg:x2="15.494cm" svg:y2="13.018cm">
          <text:p/>
        </draw:line>
        <draw:custom-shape draw:style-name="gr7" draw:text-style-name="P5" xml:id="id2" draw:id="id2" draw:layer="layout" svg:width="4.826cm" svg:height="1.714cm" svg:x="20.32cm" svg:y="13.272cm">
          <text:p text:style-name="P4">New book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6.256cm" svg:y1="15.43cm" svg:x2="20.828cm" svg:y2="18.288cm">
          <text:p/>
        </draw:line>
        <draw:connector draw:style-name="gr15" draw:text-style-name="P10" draw:layer="layout" draw:line-skew="-0.261cm" svg:x1="17.866cm" svg:y1="13.316cm" svg:x2="21.026cm" svg:y2="13.523cm" draw:start-shape="id1" draw:start-glue-point="11" draw:end-shape="id2" draw:end-glue-point="5" svg:d="M17866 13316v-1124h3160v1331" svg:viewBox="0 0 3161 1332">
          <text:p/>
        </draw:connector>
        <draw:connector draw:style-name="gr15" draw:text-style-name="P10" draw:layer="layout" svg:x1="21.026cm" svg:y1="14.735cm" svg:x2="17.866cm" svg:y2="15.068cm" draw:start-shape="id2" draw:start-glue-point="7" draw:end-shape="id1" draw:end-glue-point="9" svg:d="M21026 14735v1197h-3160v-864" svg:viewBox="0 0 3161 1198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ohit Devanagari" svg:font-family="'Lohit Devanagari'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5T15:23:56.561935917</dc:date>
    <meta:editing-duration>PT6H20M44S</meta:editing-duration>
    <meta:editing-cycles>52</meta:editing-cycles>
    <meta:generator>LibreOffice/6.4.6.2$Linux_X86_64 LibreOffice_project/40$Build-2</meta:generator>
    <meta:document-statistic meta:object-count="51"/>
  </office:meta>
</office:document-meta>
</file>